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3.745cm"/>
    </style:style>
    <style:style style:name="co11" style:family="table-column">
      <style:table-column-properties fo:break-before="auto" style:column-width="8.035cm"/>
    </style:style>
    <style:style style:name="co1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ma Josep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mith Wijewardan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Merged CSV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Neema Jose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Damith Wijeward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Taradal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ee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1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9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4,2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 varchar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 int f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 int</text:p>
          </table:table-cell>
          <table:table-cell office:value-type="string" calcext:value-type="string">
            <text:p>Name varchar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Tairawhiti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ema Joseph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mith Wijewardana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</table:table>
      <table:table table:name="Export to CSV" table:style-name="ta1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named-expressions/>
      <table:database-ranges>
        <table:database-range table:name="__Anonymous_Sheet_DB__0" table:target-range-address="Merged.C3:Merged.E3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erged CSV'.B1:'Merged CSV'.D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aradale.C61:Taradale.C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airawhiti.C47:Tairawhiti.C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3:05:53.4360272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2:42:49.178246721</meta:creation-date>
    <dc:date>2025-02-20T13:06:45.533580910</dc:date>
    <meta:editing-duration>PT6H33M28S</meta:editing-duration>
    <meta:editing-cycles>14</meta:editing-cycles>
    <meta:generator>LibreOffice/24.2.7.2$Linux_X86_64 LibreOffice_project/420$Build-2</meta:generator>
    <meta:document-statistic meta:table-count="5" meta:cell-count="1784" meta:object-count="0"/>
  </office:meta>
</office:document-meta>
</file>